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amentoilette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Damenklo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Damenklo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Herrentoilette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Herrentoilette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klo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Toilette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Toilette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amentoilette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klo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amentoilette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Herrenklo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klo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amenklo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Herrentoilette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Herrenklo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Herrentoilette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amentoilette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Toilette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klo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Herrentoilette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Herrenklo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Herrenklo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besetzt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Herrentoilette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amenklo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Toilette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Herrenklo ist frei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Herrenklo besetzt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amenklo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amenklo ist besetzt</text:p>
          </table:table-cell>
          <table:table-cell office:value-type="string" calcext:value-type="string">
            <text:p>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Toilette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klo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Die Damentoilette ist frei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Toilette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TOI_FREE</text:p>
          </table:table-cell>
          <table:table-cell office:value-type="string" calcext:value-type="string">
            <text:p>klo frei</text:p>
          </table:table-cell>
          <table:table-cell office:value-type="string" calcext:value-type="string">
            <text:p>toilet 0</text:p>
          </table:table-cell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TOI_OCC</text:p>
          </table:table-cell>
          <table:table-cell office:value-type="string" calcext:value-type="string">
            <text:p>Die Damentoilette ist besetzt</text:p>
          </table:table-cell>
          <table:table-cell office:value-type="string" calcext:value-type="string">
            <text:p>0 toilet 0 0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D8:Sheet1.G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imbus Sans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5:15:46.645216276</meta:creation-date>
    <dc:date>2020-11-30T16:50:16.077047442</dc:date>
    <meta:editing-duration>PT1H13M27S</meta:editing-duration>
    <meta:editing-cycles>3</meta:editing-cycles>
    <meta:generator>LibreOffice/7.0.3.1$Linux_X86_64 LibreOffice_project/00$Build-1</meta:generator>
    <meta:document-statistic meta:table-count="1" meta:cell-count="152" meta:object-count="0"/>
  </office:meta>
</office:document-meta>
</file>